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6cfef" officeooo:paragraph-rsid="0006cfef"/>
    </style:style>
    <style:style style:name="P2" style:family="paragraph" style:parent-style-name="Text_20_body">
      <style:paragraph-properties fo:text-align="justify" style:justify-single-word="false"/>
      <style:text-properties officeooo:rsid="0007e9f0" officeooo:paragraph-rsid="0007e9f0"/>
    </style:style>
    <style:style style:name="P3" style:family="paragraph" style:parent-style-name="Text_20_body">
      <style:paragraph-properties fo:text-align="justify" style:justify-single-word="false"/>
      <style:text-properties officeooo:rsid="0007e9f0" officeooo:paragraph-rsid="00089960"/>
    </style:style>
    <style:style style:name="P4" style:family="paragraph" style:parent-style-name="Text_20_body">
      <style:paragraph-properties fo:text-align="justify" style:justify-single-word="false"/>
      <style:text-properties officeooo:rsid="00089960" officeooo:paragraph-rsid="000b330d"/>
    </style:style>
    <style:style style:name="P5" style:family="paragraph" style:parent-style-name="Text_20_body">
      <style:paragraph-properties fo:text-align="justify" style:justify-single-word="false"/>
      <style:text-properties officeooo:rsid="000b330d" officeooo:paragraph-rsid="000ca7ec"/>
    </style:style>
    <style:style style:name="P6" style:family="paragraph" style:parent-style-name="Text_20_body">
      <style:paragraph-properties fo:text-align="justify" style:justify-single-word="false"/>
      <style:text-properties officeooo:rsid="000b330d" officeooo:paragraph-rsid="000d49c3"/>
    </style:style>
    <style:style style:name="P7" style:family="paragraph" style:parent-style-name="Text_20_body">
      <style:text-properties officeooo:rsid="000d49c3" officeooo:paragraph-rsid="000d49c3"/>
    </style:style>
    <style:style style:name="P8" style:family="paragraph" style:parent-style-name="Title">
      <style:text-properties officeooo:rsid="0006cfef" officeooo:paragraph-rsid="0006cfef"/>
    </style:style>
    <style:style style:name="P9" style:family="paragraph" style:parent-style-name="Heading_20_2">
      <style:text-properties officeooo:rsid="0006cfef" officeooo:paragraph-rsid="0006cfef"/>
    </style:style>
    <style:style style:name="P10" style:family="paragraph" style:parent-style-name="Heading_20_2">
      <style:paragraph-properties fo:text-align="justify" style:justify-single-word="false"/>
      <style:text-properties officeooo:rsid="0007e9f0" officeooo:paragraph-rsid="0007e9f0"/>
    </style:style>
    <style:style style:name="P11" style:family="paragraph" style:parent-style-name="Heading_20_2">
      <style:text-properties officeooo:paragraph-rsid="000d49c3"/>
    </style:style>
    <style:style style:name="P12" style:family="paragraph" style:parent-style-name="Heading_20_2">
      <style:text-properties officeooo:rsid="000d49c3" officeooo:paragraph-rsid="000d49c3"/>
    </style:style>
    <style:style style:name="T1" style:family="text">
      <style:text-properties officeooo:rsid="0007e9f0"/>
    </style:style>
    <style:style style:name="T2" style:family="text">
      <style:text-properties officeooo:rsid="00089960"/>
    </style:style>
    <style:style style:name="T3" style:family="text">
      <style:text-properties officeooo:rsid="000a17f9"/>
    </style:style>
    <style:style style:name="T4" style:family="text">
      <style:text-properties officeooo:rsid="000b330d"/>
    </style:style>
    <style:style style:name="T5" style:family="text">
      <style:text-properties officeooo:rsid="000ca7ec"/>
    </style:style>
    <style:style style:name="T6" style:family="text">
      <style:text-properties officeooo:rsid="000d49c3"/>
    </style:style>
    <style:style style:name="T7" style:family="text">
      <style:text-properties style:text-position="super 58%"/>
    </style:style>
    <style:style style:name="T8"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ho am I</text:p>
      <text:h text:style-name="P12" text:outline-level="2">Introduction</text:h>
      <text:p text:style-name="P7">To begin I will talk a bit about me. I’m Sacré Christopher. I was born the 25<text:span text:style-name="T7">th</text:span> July 1997.</text:p>
      <text:h text:style-name="P9" text:outline-level="2">Family Origins</text:h>
      <text:p text:style-name="P1">My family came from Belgium. Actually it is a bit more complicated, our family came from Wallonia (From the side of my grandfather), from Flanders (From the side of my grandmother) and from Brussels (From the side of my father). With time, a part of our family is gone in Spain and another in North-America. Although we don’t have any news from the American side of our family, we are in touch with the Spanish side of our family. Sometimes they even come to Belgium and in counterpart, we travel to Spain from time to times.</text:p>
      <text:p text:style-name="P1">The mother tongue of our family is French. But due to the living places of some of our family members some of us are also able to talk in Dutch, Spanish and English.</text:p>
      <text:p text:style-name="P1">To be honest I don’t know much about my <text:span text:style-name="T1">father’s family. So when I will mention “My Family” I will most of the time talk about my mother’s family.</text:span></text:p>
      <text:h text:style-name="P10" text:outline-level="2">Last name signification</text:h>
      <text:p text:style-name="P2">Our family name “Sacré” is mostly spread in Belgium (and a bit in France) and came from the French words “consacré” and “baptisé”.</text:p>
      <text:h text:style-name="P10" text:outline-level="2">Education</text:h>
      <text:p text:style-name="P2">There is not much to say about my elementary school, so I don’t want to disturb you with this part of my education.</text:p>
      <text:p text:style-name="P2">About my secondary school there is a bit more to say. I attend to the “Insitut Marie Immaculée Montjoie”. It was a small school in “Anderlecht” (and more precisely near Bizet square).</text:p>
      <text:p text:style-name="P3">There I have attented to the Math-Sciences division. I also follow Dutch immersion lessons during those six years (<text:span text:style-name="T2">This means that a third of my lessons where in Dutch). </text:span></text:p>
      <text:p text:style-name="P3"><text:span text:style-name="T2">In this division I had fours hours per week dedicated to learning English. With this lesson I learned the basics of English such as introducing myself, speaking about food, talking about the history of the United Kingdom and writing a resume.</text:span></text:p>
      <text:p text:style-name="P4">Actually high school was a boring part of my life. <text:span text:style-name="T3">Of course some lessons woke up some interested in me. During High School I had a passion for History (And in particular for world war I and for world war II)</text:span>. <text:span text:style-name="T3">But m</text:span>ost of the courses don’t interested <text:span text:style-name="T3">me and the days were long.</text:span></text:p>
      <text:p text:style-name="P4"><text:soft-page-break/><text:span text:style-name="T4">But everything went fine and after six years in this school I have got my degree. Then came the big question : which studies to choose ? Due to my lack of interest at High School I don’t wanted to continue in Math or in Science. Like I’ve said I liked History but it was more a passion than a studies option. Then I remembered me the time passed to juggle with wire and with hardware pieces from my childhood and I choose to interest me about computer science.</text:span></text:p>
      <text:p text:style-name="P4"><text:span text:style-name="T4">So I went to the SIEP, I went to the open doors of each school which had an computer science division. <text:s/>At the end the most attractive was the “Institut Paul Lambin”. Actually I don’t wanted to go the University because Masters don’t interested me, I choose to had the opportunity to end my studies after three years if I wanted. I don’t wanted to be stuck in a five year studies.</text:span></text:p>
      <text:p text:style-name="P5">I begin <text:span text:style-name="T5">at the “Insitut Paul Lambin” in September 2015. At the begin it was difficult, I had never done programming before the IPL and I had to catch up <text:s/>my lateness. But months after months things were better, programming became at important part of my life. In fact Computer Science woke up the passion inside of me.</text:span></text:p>
      <text:p text:style-name="P6"><text:span text:style-name="T5">To be honest I don’t hate many of the IPL’s lessons. I found each part of this formation pretty useful <text:s/>and mandatory to be a programmer. Even if some lessons are more course of general culture they are in fact pretty interesting.</text:span></text:p>
      <text:p text:style-name="P6"><text:span text:style-name="T6">If I had to choose one or two particular lesson to be my favorite. I will surly choose the courses within we can develop an application such as the “Projet d’Application d’Entreprise” course of previous year and the one of “Développement Web” of this year. With those courses I found that we can develop <text:s/>ourself and learn many things (such as team working, new technologies learning, ...). We also can meet new people due to the obligation of working in team. </text:span></text:p>
      <text:h text:style-name="P11" text:outline-level="2"><text:span text:style-name="T6">Internship</text:span></text:h>
      <text:h text:style-name="P11" text:outline-level="2"><text:span text:style-name="T6">Me</text:span></text:h>
      <text:h text:style-name="P11" text:outline-level="2"><text:span text:style-name="T6">Hobbies</text:span> <text:s text:c="10"/></text:h>
      <text:p text:style-name="P4"><text:span text:style-name="T4"><text:s/></text:span><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0:20:46.177436581</meta:creation-date>
    <dc:date>2017-10-27T11:42:53.791196250</dc:date>
    <meta:editing-duration>PT18M23S</meta:editing-duration>
    <meta:editing-cycles>2</meta:editing-cycles>
    <meta:generator>LibreOffice/5.1.6.2$Linux_X86_64 LibreOffice_project/10m0$Build-2</meta:generator>
    <meta:document-statistic meta:table-count="0" meta:image-count="0" meta:object-count="0" meta:page-count="2" meta:paragraph-count="24" meta:word-count="734" meta:character-count="3990" meta:non-whitespace-character-count="3260"/>
  </office:meta>
</office:document-meta>
</file>